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714d" officeooo:paragraph-rsid="001c714d"/>
    </style:style>
    <style:style style:name="P2" style:family="paragraph" style:parent-style-name="Standard">
      <style:text-properties officeooo:rsid="001d2c54" officeooo:paragraph-rsid="001d2c54"/>
    </style:style>
    <style:style style:name="P3" style:family="paragraph" style:parent-style-name="Standard">
      <style:text-properties officeooo:rsid="0020d073" officeooo:paragraph-rsid="0020d073"/>
    </style:style>
    <style:style style:name="P4" style:family="paragraph" style:parent-style-name="Standard">
      <style:text-properties officeooo:rsid="0021a26b" officeooo:paragraph-rsid="0020d073"/>
    </style:style>
    <style:style style:name="P5" style:family="paragraph" style:parent-style-name="Standard">
      <style:text-properties officeooo:rsid="0021a26b" officeooo:paragraph-rsid="0021a2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Video 11</text:p>
      <text:p text:style-name="P1"/>
      <text:p text:style-name="P1">non specific resistance</text:p>
      <text:p text:style-name="P1">immune response</text:p>
      <text:p text:style-name="P1"/>
      <text:p text:style-name="P1">bacteria and fungi on skin</text:p>
      <text:p text:style-name="P1"/>
      <text:p text:style-name="P1">flora</text:p>
      <text:p text:style-name="P2">macrophages → bacteria</text:p>
      <text:p text:style-name="P2"><text:line-break/>uses enzymes and chemicals to breakdown microbes</text:p>
      <text:p text:style-name="P2"/>
      <text:p text:style-name="P2">phagocytosis – zone defense</text:p>
      <text:p text:style-name="P2">immune system</text:p>
      <text:p text:style-name="P2">plasma and memory cells</text:p>
      <text:p text:style-name="P2">memory cells become plasma cells</text:p>
      <text:p text:style-name="P2"/>
      <text:p text:style-name="P2"/>
      <text:p text:style-name="P3">Notes Video 12</text:p>
      <text:p text:style-name="P4"/>
      <text:p text:style-name="P5">Microbes and human disease.. infectious diseases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42:20.094000000</meta:creation-date>
    <dc:date>2017-08-11T13:05:15.567000000</dc:date>
    <meta:editing-duration>PT42M3S</meta:editing-duration>
    <meta:editing-cycles>1</meta:editing-cycles>
    <meta:document-statistic meta:table-count="0" meta:image-count="0" meta:object-count="0" meta:page-count="1" meta:paragraph-count="13" meta:word-count="47" meta:character-count="311" meta:non-whitespace-character-count="275"/>
    <meta:generator>LibreOffice/5.2.3.3$Windows_x86 LibreOffice_project/d54a8868f08a7b39642414cf2c8ef2f228f780cf</meta:generator>
  </office:meta>
</office:document-meta>
</file>